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37H31M32.052051S" calcext:value-type="time">
            <text:p>1237:3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5H38M36.69S" calcext:value-type="time">
            <text:p>05:38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29H51M02.333S" calcext:value-type="time">
            <text:p>29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7:42:31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9T15:01:05.254000000</dc:date>
    <meta:editing-duration>P54DT19H22M46S</meta:editing-duration>
    <meta:editing-cycles>1445</meta:editing-cycles>
    <meta:generator>LibreOffice/7.2.6.2$Windows_X86_64 LibreOffice_project/b0ec3a565991f7569a5a7f5d24fed7f52653d754</meta:generator>
    <dc:creator>Benjamin Laws</dc:creator>
    <meta:document-statistic meta:table-count="2" meta:cell-count="1743" meta:object-count="0"/>
  </office:meta>
</office:document-meta>
</file>